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693in" fo:margin-bottom="0.0693in" fo:line-height="100%"/>
      <style:text-properties style:font-name-asian="Times New Roman" style:font-name-complex="Arial1"/>
    </style:style>
    <style:style style:name="P2" style:family="paragraph" style:parent-style-name="Standard">
      <style:paragraph-properties fo:margin-top="0.0693in" fo:margin-bottom="0.0693in" fo:line-height="100%"/>
      <style:text-properties style:text-underline-style="solid" style:text-underline-width="auto" style:text-underline-color="font-color" style:font-name-asian="Times New Roman" style:font-name-complex="Arial1"/>
    </style:style>
    <style:style style:name="P3" style:family="paragraph" style:parent-style-name="List_20_Paragraph">
      <style:text-properties style:font-name="Consolas" fo:font-weight="bold" style:font-weight-asian="bold"/>
    </style:style>
    <style:style style:name="P4" style:family="paragraph" style:parent-style-name="List_20_Paragraph">
      <style:paragraph-properties fo:margin-left="0.5in" fo:margin-right="0in" fo:text-indent="0.5in" style:auto-text-indent="false"/>
      <style:text-properties style:font-name="Consolas" fo:font-weight="bold" style:font-weight-asian="bold"/>
    </style:style>
    <style:style style:name="P5" style:family="paragraph" style:parent-style-name="Standard" style:master-page-name="Standard">
      <style:paragraph-properties fo:margin-top="0.0693in" fo:margin-bottom="0.0693in" fo:line-height="100%" style:page-number="auto"/>
    </style:style>
    <style:style style:name="P6" style:family="paragraph" style:parent-style-name="List_20_Paragraph" style:list-style-name="WWNum1"/>
    <style:style style:name="P7" style:family="paragraph" style:parent-style-name="List_20_Paragraph">
      <style:text-properties style:font-name="Consolas" fo:font-weight="bold" style:font-weight-asian="bold"/>
    </style:style>
    <style:style style:name="P8" style:family="paragraph" style:parent-style-name="List_20_Paragraph" style:list-style-name="WWNum1">
      <style:paragraph-properties fo:margin-top="0.0693in" fo:margin-bottom="0.0693in" fo:line-height="100%"/>
    </style:style>
    <style:style style:name="T1" style:family="text">
      <style:text-properties style:font-name-asian="Times New Roman" style:font-name-complex="Arial1"/>
    </style:style>
    <style:style style:name="T2" style:family="text">
      <style:text-properties fo:font-weight="bold" style:font-name-asian="Times New Roman" style:font-weight-asian="bold" style:font-name-complex="Arial1" style:font-weight-complex="bold"/>
    </style:style>
    <style:style style:name="T3" style:family="text">
      <style:text-properties style:text-position="super 58%" fo:font-weight="bold" style:font-name-asian="Times New Roman" style:font-weight-asian="bold" style:font-name-complex="Arial1" style:font-weight-complex="bold"/>
    </style:style>
    <style:style style:name="T4" style:family="text">
      <style:text-properties style:text-underline-style="solid" style:text-underline-width="auto" style:text-underline-color="font-color" fo:font-weight="bold" style:font-name-asian="Times New Roman" style:font-weight-asian="bold" style:font-name-complex="Arial1"/>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name="Consola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CSC 18C Quiz #2 (25 pts) – March 15</text:span><text:span text:style-name="T3">th</text:span><text:span text:style-name="T2">, 2016</text:span></text:p>
      <text:p text:style-name="P2">All answers must be of your own work. Type out your answers and submit your quiz through Blackboard for Quiz #2 as either a MS Word document or PDF file (Mac users using Pages, make sure to Export to MS Word).</text:p>
      <text:p text:style-name="P1"/>
      <text:list xml:id="list8341074413468734221" text:style-name="WWNum1">
        <text:list-item>
          <text:p text:style-name="P8"><text:span text:style-name="T1">(15 points) When considering time complexity and space (storage) complexity, which sorting algorithm would be better, </text:span><text:span text:style-name="T4">merge sort</text:span><text:span text:style-name="T1"> or </text:span><text:span text:style-name="T5">heap sort</text:span><text:span text:style-name="T1">? Justify your </text:span><text:span text:style-name="T4">answer in your own words in a minimum of five sentences</text:span><text:span text:style-name="T1">!</text:span></text:p>
        </text:list-item>
      </text:list>
      <text:p text:style-name="P1">A Merge sort and a heap sort have the same worst and best case time complexities of ( n*log(n) ). They do differ in space complexities though, merge sort has a space complexity of O(n) while a heap sort has a space complexity of O(1). In that respect the heap sort one ups the merge sort. However the heap sort has one disadvantage that it is not a stable sorting function, while the merge sort it. Meaning that if you have two fives in the array the merge sort will put it back in the order that it appeared in the original array while the heap sort will not.</text:p>
      <text:p text:style-name="Standard"/>
      <text:list xml:id="list33748056" text:continue-numbering="true" text:style-name="WWNum1">
        <text:list-item>
          <text:p text:style-name="P6">(10 points) In the add method for the LinkedList demonstrated in class, fix the code so that it adds the new node to the end of the LinkedList in constant time ( the Big O(1) – hint: the while loop is the problem ). </text:p>
        </text:list-item>
      </text:list>
      <text:p text:style-name="List_20_Paragraph"/>
      <text:p text:style-name="List_20_Paragraph"><text:s text:c="4"/><text:span text:style-name="T6">// add a node with the specified element to the end of this list</text:span></text:p>
      <text:p text:style-name="P3"><text:s text:c="4"/>private Node tail = head;</text:p>
      <text:p text:style-name="P3"><text:s text:c="4"/>public void add(int dataValue) </text:p>
      <text:p text:style-name="P3"><text:s text:c="4"/>{</text:p>
      <text:p text:style-name="P3"><text:s text:c="8"/>Node temp = new Node(dataValue);</text:p>
      <text:p text:style-name="P3"><text:s text:c="8"/>// set the temp as the next in the tail</text:p>
      <text:p text:style-name="P3"><text:s text:c="8"/>tail.setnext( temp );</text:p>
      <text:p text:style-name="P3"><text:s text:c="8"/>// set the new tail to temp</text:p>
      <text:p text:style-name="P4"><text:s text:c="2"/>tail = temp;</text:p>
      <text:p text:style-name="P3"><text:s text:c="8"/>// increment our counter for number of elements in linked list</text:p>
      <text:p text:style-name="P3"><text:s text:c="8"/>listCount++;</text:p>
      <text:p text:style-name="P3"><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font-name="Calibri" style:font-name-asian="Calibri1" style:font-name-complex="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onrad</meta:initial-creator>
    <dc:creator>Michael Risher</dc:creator>
    <meta:editing-cycles>8</meta:editing-cycles>
    <meta:creation-date>2016-03-03T17:01:00</meta:creation-date>
    <dc:date>2016-03-21T13:58:20.12</dc:date>
    <meta:editing-duration>PT6M21S</meta:editing-duration>
    <meta:generator>OpenOffice/4.1.2$Win32 OpenOffice.org_project/412m3$Build-9782</meta:generator>
    <meta:document-statistic meta:table-count="0" meta:image-count="0" meta:object-count="0" meta:page-count="1" meta:paragraph-count="17" meta:word-count="305" meta:character-count="16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